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f62" officeooo:paragraph-rsid="001da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2:38:00.394998938</meta:creation-date>
    <dc:date>2024-10-15T22:38:14.565222155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4.2.6.2$Linux_X86_64 LibreOffice_project/420$Build-2</meta:generator>
  </office:meta>
</office:document-meta>
</file>